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263" officeooo:paragraph-rsid="000c2263"/>
    </style:style>
    <style:style style:name="P2" style:family="paragraph" style:parent-style-name="Standard">
      <style:text-properties officeooo:rsid="000d5557" officeooo:paragraph-rsid="000d5557"/>
    </style:style>
    <style:style style:name="P3" style:family="paragraph" style:parent-style-name="Standard">
      <style:text-properties officeooo:rsid="000d5557" officeooo:paragraph-rsid="000e85a7"/>
    </style:style>
    <style:style style:name="P4" style:family="paragraph" style:parent-style-name="Standard">
      <style:text-properties officeooo:rsid="000e85a7" officeooo:paragraph-rsid="000e85a7"/>
    </style:style>
    <style:style style:name="T1" style:family="text">
      <style:text-properties officeooo:rsid="000e85a7"/>
    </style:style>
    <style:style style:name="T2" style:family="text">
      <style:text-properties officeooo:rsid="00107a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C Data</text:p>
      <text:p text:style-name="P1"/>
      <text:p text:style-name="P1">Bio traits directory</text:p>
      <text:p text:style-name="P1">Go for raw trait value not standardized!! Disadvantage: measured in different SI units but won’t change shape of the curve.</text:p>
      <text:p text:style-name="P1">Latitutde, field vs. lab, organism type. Trait types</text:p>
      <text:p text:style-name="P1">Trait value changes with temp – fitting that curve</text:p>
      <text:p text:style-name="P1">Suggested models: Polyno<text:span text:style-name="T2">m</text:span>ials</text:p>
      <text:p text:style-name="P1">Some data sets are better off with inflection points.</text:p>
      <text:p text:style-name="P1">Draw some biological inference: 1 or 2 lines of inquiry. Trait types!</text:p>
      <text:p text:style-name="P1"/>
      <text:p text:style-name="P1">Plot all data and then wrangle. <text:s/>Few thousand plots.</text:p>
      <text:p text:style-name="P1">Thermal performance curve will be the cluster – temp perform ID. </text:p>
      <text:p text:style-name="P1">Samraats within species curves – systematic paper. De Long’s paper (spectrum of mechanistic models – more complex)</text:p>
      <text:p text:style-name="P1">Rates, rates, rates.</text:p>
      <text:p text:style-name="P1">Probabilities vs. rates.</text:p>
      <text:p text:style-name="P1"/>
      <text:p text:style-name="P2">Models – fitting depending on questions. (AIC/ BIC)/</text:p>
      <text:p text:style-name="P2">Plots – automate in R/ Python.</text:p>
      <text:p text:style-name="P2">Plot data with polynomials and select. Lm not nlls (non-linear least squares) for now. Can try briere function. </text:p>
      <text:p text:style-name="P3">S<text:span text:style-name="T1">harp -s</text:span>choefield model (1/Kt range) – a bit tricky to fit. <text:span text:style-name="T1">The activation energy (below) and deactivtion energy (inverse).</text:span></text:p>
      <text:p text:style-name="P3"/>
      <text:p text:style-name="P4">Can use nlls to fit linear. </text:p>
      <text:p text:style-name="P3"/>
      <text:p text:style-name="P4">Linear and non-linear model fitting.</text:p>
      <text:p text:style-name="P3">Boe<text:span text:style-name="T1">^</text:span>(-e/Kt) plots first half or curve – up. (Monotomic model) Can compare to a quadratic. Arhenuis vs. alternative models.</text:p>
      <text:p text:style-name="P4">Log to get it linearize</text:p>
      <text:p text:style-name="P4"/>
      <text:p text:style-name="P4">Log B = Log B0 – e(1/Kt). <text:s/>LogB is y. -e is slope and I/Kt is x axis.</text:p>
      <text:p text:style-name="P2"/>
      <text:p text:style-name="P2">GO OVER MODEL FIT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07:44.587226550</meta:creation-date>
    <dc:date>2018-11-21T10:01:55.062237277</dc:date>
    <meta:editing-duration>PT18H5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08" meta:character-count="1296" meta:non-whitespace-character-count="1097"/>
  </office:meta>
</office:document-meta>
</file>